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Courier"/>
    </style:style>
    <style:style style:name="T1" style:family="text">
      <style:text-properties style:font-name="Couri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.3831in" svg:height="1.2331in" svg:x="0.1492in" svg:y="0.7346in"><text:p text:style-name="P1"><text:span text:style-name="T1">Aplikacja </text:span></text:p><text:p text:style-name="P1"><text:span text:style-name="T1">użytkownika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2" svg:width="1.1543in" svg:height="1.2343in" svg:x="2.6772in" svg:y="0.7346in"><text:p text:style-name="P1"><text:span text:style-name="T1">Moduł HC-06</text:span>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2" svg:width="1.1543in" svg:height="1.2343in" svg:x="4.3756in" svg:y="0.7346in"><text:p text:style-name="P1"><text:span text:style-name="T1">Konwerter</text:span><text:span text:style-name="T1"><text:line-break/></text:span><text:span text:style-name="T1">UART – USB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2" svg:width="1.1543in" svg:height="1.2343in" svg:x="6.0681in" svg:y="0.7346in"><text:p text:style-name="P1"><text:span text:style-name="T1">Komputer</text:span><text:span text:style-name="T1"><text:line-break/></text:span><text:span text:style-name="T1">PC</text:span></text:p><draw:enhanced-geometry svg:viewBox="0 0 21600 21600" draw:type="rectangle" draw:enhanced-path="M 0 0 L 21600 0 21600 21600 0 21600 0 0 Z N"/></draw:custom-shape><draw:line text:anchor-type="paragraph" draw:z-index="4" draw:style-name="gr2" draw:text-style-name="P1" svg:x1="1.5319in" svg:y1="1.3445in" svg:x2="2.6776in" svg:y2="1.3445in"><text:p/></draw:line><draw:frame text:anchor-type="paragraph" draw:z-index="5" draw:style-name="gr3" draw:text-style-name="P2" svg:width="0.978in" svg:height="0.313in" svg:x="1.6445in" svg:y="1.0953in"><draw:text-box><text:p text:style-name="P2"><text:span text:style-name="T1">Bluetooth</text:span></text:p></draw:text-box></draw:frame><draw:line text:anchor-type="paragraph" draw:z-index="6" draw:style-name="gr2" draw:text-style-name="P1" svg:x1="3.8311in" svg:y1="1.3445in" svg:x2="4.3756in" svg:y2="1.3445in"><text:p/></draw:line><draw:line text:anchor-type="paragraph" draw:z-index="7" draw:style-name="gr2" draw:text-style-name="P1" svg:x1="5.5299in" svg:y1="1.3445in" svg:x2="6.0744in" svg:y2="1.3445in"><text:p/></draw:line><draw:frame text:anchor-type="paragraph" draw:z-index="8" draw:style-name="gr4" draw:text-style-name="P2" svg:width="0.4815in" svg:height="0.248in" svg:x="3.8945in" svg:y="1.0965in"><draw:text-box><text:p><text:span text:style-name="T1">UART</text:span></text:p></draw:text-box></draw:frame><draw:frame text:anchor-type="paragraph" draw:z-index="9" draw:style-name="gr4" draw:text-style-name="P2" svg:width="0.4815in" svg:height="0.248in" svg:x="5.5866in" svg:y="1.0965in"><draw:text-box><text:p text:style-name="P1"><text:span text:style-name="T1">USB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23:32:06.630201481</meta:creation-date>
    <dc:date>2015-11-28T23:41:33.946869337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